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, monospace, 'Droid Sans Mono', monospace, monospac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0682" officeooo:paragraph-rsid="00000682"/>
    </style:style>
    <style:style style:name="P2" style:family="paragraph" style:parent-style-name="Standard" style:list-style-name="L1">
      <style:text-properties officeooo:paragraph-rsid="00000682"/>
    </style:style>
    <style:style style:name="P3" style:family="paragraph" style:parent-style-name="Standard">
      <style:text-properties officeooo:rsid="0001dffc" officeooo:paragraph-rsid="0001dffc"/>
    </style:style>
    <style:style style:name="P4" style:family="paragraph" style:parent-style-name="Standard" style:list-style-name="L2">
      <style:text-properties officeooo:rsid="0001dffc" officeooo:paragraph-rsid="0001dffc"/>
    </style:style>
    <style:style style:name="P5" style:family="paragraph" style:parent-style-name="Standard" style:list-style-name="L2">
      <style:text-properties officeooo:paragraph-rsid="0001dffc"/>
    </style:style>
    <style:style style:name="P6" style:family="paragraph" style:parent-style-name="Standard">
      <style:text-properties officeooo:rsid="000243d1" officeooo:paragraph-rsid="000243d1"/>
    </style:style>
    <style:style style:name="P7" style:family="paragraph" style:parent-style-name="Standard" style:list-style-name="L3">
      <style:text-properties officeooo:rsid="000243d1" officeooo:paragraph-rsid="000243d1"/>
    </style:style>
    <style:style style:name="T1" style:family="text">
      <style:text-properties officeooo:rsid="00000682"/>
    </style:style>
    <style:style style:name="T2" style:family="text">
      <style:text-properties officeooo:rsid="0001dffc"/>
    </style:style>
    <style:style style:name="T3" style:family="text">
      <style:text-properties officeooo:rsid="00027b02"/>
    </style:style>
    <style:style style:name="T4" style:family="text">
      <style:text-properties officeooo:rsid="00031e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! O Contexto a seguir é completamente fictício</text:p>
      <text:p text:style-name="P1"/>
      <text:p text:style-name="P1">A empresa Fraud Protect Company:</text:p>
      <text:p text:style-name="P1">A <text:span text:style-name="T3">FPC</text:span> é uma empresa especializada na detecção de fraudes em transações financeiras.</text:p>
      <text:p text:style-name="P1">Dentre outros, a empresa possui um serviço que garante o bloqueio de transações fraudulentas baseado em um modelo de negócio do tipo serviço com monetização fixa por performance do modelo de detecção. Recebendo uma taxa fixa sobre o sucesso na detecção de fraude nas transações de clientes. Por ser uma empresa em fase de expansão, adotou uma estratégia agressiva que funciona da seguinte forma:</text:p>
      <text:list xml:id="list2601917596" text:style-name="L1">
        <text:list-item>
          <text:p text:style-name="P2"><text:span text:style-name="T1">A empresa recebe </text:span><text:span text:style-name="T2">2</text:span><text:span text:style-name="T1">5% do valor de cada transação fraudulenta detectada.</text:span></text:p>
        </text:list-item>
        <text:list-item>
          <text:p text:style-name="P2"><text:span text:style-name="T1">A empresa deve arcar com uma multa de 5% do valor de cada transação detectada como fraude, porém a transação é legítima.</text:span></text:p>
        </text:list-item>
        <text:list-item>
          <text:p text:style-name="P2"><text:span text:style-name="T1">A empresa deve devolver 100% do valor para o cliente em cada transação detectada como legítima, porém a transação é na verdade uma fraude.</text:span></text:p>
        </text:list-item>
      </text:list>
      <text:p text:style-name="P3">Para a empresa, além de conseguir muitos clientes com essa estratégia arriscada em garantir 100 % de reembolso <text:s/>em casos de falha na detecção de fraudes, ela depende somente da precisão e da acurácia dos modelos construídos para alcançar bons resultados.</text:p>
      <text:p text:style-name="P3"/>
      <text:p text:style-name="P3">O desafio:</text:p>
      <text:list xml:id="list2620720601" text:style-name="L2">
        <text:list-item>
          <text:p text:style-name="P5"><text:span text:style-name="T2">Criar um modelo de alta precisão e acurácia na detecção de fraudes de transações feitas através de dispositivos móveis.</text:span></text:p>
        </text:list-item>
        <text:list-item>
          <text:p text:style-name="P4">Ao final da consultoria, será entregue ao CEO da BFC, o senhor Obi-Wan da <text:span text:style-name="T4">Pereira</text:span>, um relatório reportando a performance e os resultados do seu modelo em relação a custos, retorno e lucro que a empresa terá caso utilize o modelo prodduzido.</text:p>
        </text:list-item>
      </text:list>
      <text:p text:style-name="P3"/>
      <text:p text:style-name="P3"/>
      <text:p text:style-name="P6">Talvez colocar: </text:p>
      <text:p text:style-name="P6">Frente a exigências previamente acordadas, o relatório deve conter as seguintes informações:</text:p>
      <text:list xml:id="list712940760" text:style-name="L3">
        <text:list-item>
          <text:p text:style-name="P7">Qual a precisão na detecção de fraudes possui o modelo?</text:p>
        </text:list-item>
        <text:list-item>
          <text:p text:style-name="P7">Qual a confiabilidade do modelo em classificar as transações legítimas?</text:p>
        </text:list-item>
        <text:list-item>
          <text:p text:style-name="P7">Qual faturamento esperado pela empresa caso todas as classificações forem feitas pelo modelo?</text:p>
          <text:p text:style-name="P7"/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, monospace, 'Droid Sans Mono', monospace, monospace"/>
    <style:font-face style:name="Google Sans" svg:font-family="'Google Sans', arial, sans-serif-medium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3:33:11.972114372</meta:creation-date>
    <dc:date>2022-11-09T18:50:11.623529330</dc:date>
    <meta:editing-duration>PT3H54M30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6" meta:word-count="306" meta:character-count="1848" meta:non-whitespace-character-count="1564"/>
  </office:meta>
</office:document-meta>
</file>